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nessToMockStrictnessTest.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trictnessToStrictnessTest.should_have_matching_enum_in_strictness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trictnessToStrictnessTest.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ToMockStrictnessTest.should_have_matching_enum_in_mock_strictness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trictnessToStrictnessTest.MockStrictnessToStrictnessTest( Mock .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ToMockStrictnessTest.StrictnessToMockStrictnessTest( org . mockito . quality .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